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4.09pt"/>
    </style:style>
    <style:style style:name="co3" style:family="table-column">
      <style:table-column-properties fo:break-before="auto" style:column-width="32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  <style:text-properties fo:font-size="9.5pt" fo:font-weight="normal" style:font-size-asian="9.5pt" style:font-weight-asian="normal" style:font-size-complex="9.5pt" style:font-weight-complex="normal"/>
    </style:style>
    <style:style style:name="ce5" style:family="table-cell" style:parent-style-name="Default">
      <style:table-cell-properties fo:background-color="#e5ece9" style:text-align-source="fix" style:repeat-content="false" fo:border="0.06pt solid #000000"/>
      <style:paragraph-properties fo:text-align="start" fo:margin-left="0pt"/>
    </style:style>
    <style:style style:name="ce6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</style:style>
    <style:style style:name="ce15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7" style:family="table-cell" style:parent-style-name="Default">
      <style:table-cell-properties fo:background-color="#e5ece9" style:text-align-source="fix" style:repeat-content="false" fo:border="0.06pt solid #000000"/>
      <style:paragraph-properties fo:text-align="end" fo:margin-left="0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3" style:family="table-cell" style:parent-style-name="Default" style:data-style-name="N100">
      <style:table-cell-properties fo:background-color="#e5ece9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6" style:family="table-cell" style:parent-style-name="Default">
      <style:table-cell-properties fo:background-color="#e5ece9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22.4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ax-width="340.16pt" fo:min-height="11.2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167.98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45.59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-33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number-columns-repeated="15" table:default-cell-style-name="Default"/>
        <table:table-column table:style-name="co1" table:default-cell-style-name="Default"/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vorių lentelė</text:p>
          </table:table-cell>
          <table:covered-table-cell/>
          <table:table-cell table:number-columns-repeated="3"/>
          <table:table-cell table:style-name="ce1" table:number-columns-spanned="2" table:number-rows-spanned="1"/>
          <table:covered-table-cell/>
          <table:table-cell table:number-columns-repeated="1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2" office:value-type="string" calcext:value-type="string">
            <text:p>Objekto tipas</text:p>
          </table:table-cell>
          <table:table-cell table:style-name="ce2" office:value-type="string" calcext:value-type="string">
            <text:p>Nesunkus (N)</text:p>
          </table:table-cell>
          <table:table-cell table:style-name="ce2" office:value-type="string" calcext:value-type="string">
            <text:p>Vidutinis (V)</text:p>
          </table:table-cell>
          <table:table-cell table:style-name="ce2" office:value-type="string" calcext:value-type="string">
            <text:p>Sunkus (S)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s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Os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Qs</text:p>
          </table:table-cell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float" office:value="6" calcext:value-type="float">
            <text:p>6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ILFs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5" office:value-type="string" calcext:value-type="string">
            <text:p>EIFs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0" calcext:value-type="float">
            <text:p>10</text:p>
          </table:table-cell>
          <table:table-cell table:number-columns-repeated="16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stemos daly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2">
            <text:p>Pavadinimas</text:p>
          </table:table-cell>
          <table:covered-table-cell table:number-columns-repeated="3" table:style-name="ce12"/>
          <table:table-cell table:style-name="ce6" office:value-type="string" calcext:value-type="string" table:number-columns-spanned="3" table:number-rows-spanned="1">
            <office:annotation draw:style-name="gr1" draw:text-style-name="P2" svg:width="82.18pt" svg:height="16.89pt" svg:x="498.39pt" svg:y="136.66pt" draw:caption-point-x="-17.29pt" draw:caption-point-y="42.8pt">
              <dc:date>2017-10-05T00:00:00</dc:date>
              <text:p text:style-name="P1"><text:span text:style-name="T1">External Inputs</text:span></text:p>
            </office:annotation>
            <text:p>EIs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office:annotation draw:style-name="gr1" draw:text-style-name="P2" svg:width="82.18pt" svg:height="16.89pt" svg:x="595.59pt" svg:y="136.66pt" draw:caption-point-x="-17.29pt" draw:caption-point-y="42.8pt">
              <dc:date>2017-10-05T00:00:00</dc:date>
              <text:p text:style-name="P1"><text:span text:style-name="T1">External Outputs</text:span></text:p>
            </office:annotation>
            <text:p>E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692.79pt" svg:y="136.66pt" draw:caption-point-x="-17.29pt" draw:caption-point-y="42.8pt">
              <dc:date>2017-10-07T00:00:00</dc:date>
              <text:p text:style-name="P1"><text:span text:style-name="T1">External Inquiries</text:span></text:p>
            </office:annotation>
            <text:p>EQ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789.99pt" svg:y="136.66pt" draw:caption-point-x="-17.29pt" draw:caption-point-y="42.8pt">
              <dc:date>2017-10-05T00:00:00</dc:date>
              <text:p text:style-name="P1"><text:span text:style-name="T1">Internal Logical Files</text:span></text:p>
            </office:annotation>
            <text:p>ILF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887.19pt" svg:y="136.66pt" draw:caption-point-x="-17.29pt" draw:caption-point-y="42.8pt">
              <dc:date>2017-10-05T00:00:00</dc:date>
              <text:p text:style-name="P1"><text:span text:style-name="T1">External Interface Files </text:span></text:p>
            </office:annotation>
            <text:p>EIF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7">
            <text:p>Σ FP<text:span text:style-name="T2">i</text:span></text:p>
          </table:table-cell>
        </table:table-row>
        <table:table-row table:style-name="ro1">
          <table:table-cell table:number-columns-repeated="2"/>
          <table:covered-table-cell table:number-columns-repeated="4" table:style-name="ce1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Sutarčių administravimo modulis</text:p>
          </table:table-cell>
          <table:covered-table-cell table:number-columns-repeated="3" table:style-name="ce14"/>
          <table:table-cell table:style-name="ce24" office:value-type="float" office:value="2" calcext:value-type="float">
            <office:annotation draw:style-name="gr3" draw:text-style-name="P2" svg:width="82.18pt" svg:height="72.88pt" svg:x="433.59pt" svg:y="162.26pt" draw:caption-point-x="-17.29pt" draw:caption-point-y="42.8pt">
              <dc:date>2017-10-08T00:00:00</dc:date>
              <text:p text:style-name="P1"><text:span text:style-name="T1">1 – nutraukimas</text:span></text:p>
              <text:p text:style-name="P1"><text:span text:style-name="T1">1 – atmetimas</text:span></text:p>
              <text:p text:style-name="P1"><text:span text:style-name="T1"/></text:p>
            </office:annotation>
            <text:p>2</text:p>
          </table:table-cell>
          <table:table-cell table:style-name="ce24" office:value-type="float" office:value="3" calcext:value-type="float">
            <office:annotation draw:style-name="gr4" draw:text-style-name="P2" svg:width="82.18pt" svg:height="50.49pt" svg:x="465.99pt" svg:y="162.26pt" draw:caption-point-x="-17.29pt" draw:caption-point-y="42.8pt">
              <dc:date>2017-10-08T00:00:00</dc:date>
              <text:p text:style-name="P1"><text:span text:style-name="T1">1 - sudarymas</text:span></text:p>
              <text:p text:style-name="P1"><text:span text:style-name="T1">1 – redagavimas</text:span></text:p>
              <text:p text:style-name="P1"><text:span text:style-name="T1">1 - pasirašymas su eParašu</text:span></text:p>
            </office:annotation>
            <text:p>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82.18pt" svg:height="28.09pt" svg:x="530.79pt" svg:y="162.26pt" draw:caption-point-x="-17.29pt" draw:caption-point-y="42.8pt">
              <dc:date>2017-10-08T00:00:00</dc:date>
              <text:p text:style-name="P1"><text:span text:style-name="T1">1 – peržiūra</text:span>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3" draw:text-style-name="P2" svg:width="82.18pt" svg:height="72.88pt" svg:x="627.99pt" svg:y="162.26pt" draw:caption-point-x="-17.29pt" draw:caption-point-y="42.8pt">
              <dc:date>2017-10-08T00:00:00</dc:date>
              <text:p text:style-name="P1"><text:span text:style-name="T1">1 – nutraukimas</text:span></text:p>
              <text:p text:style-name="P1"><text:span text:style-name="T1">1 – atmetimas</text:span></text:p>
              <text:p text:style-name="P1"><text:span text:style-name="T1">1 - peržiūra</text:span></text:p>
            </office:annotation>
            <text:p>3</text:p>
          </table:table-cell>
          <table:table-cell table:style-name="ce24" office:value-type="float" office:value="3" calcext:value-type="float">
            <office:annotation draw:style-name="gr4" draw:text-style-name="P2" svg:width="82.18pt" svg:height="50.49pt" svg:x="660.39pt" svg:y="162.26pt" draw:caption-point-x="-17.29pt" draw:caption-point-y="42.8pt">
              <dc:date>2017-10-08T00:00:00</dc:date>
              <text:p text:style-name="P1"><text:span text:style-name="T1">1 - sudarymas</text:span></text:p>
              <text:p text:style-name="P1"><text:span text:style-name="T1">1 – redagavimas</text:span></text:p>
              <text:p text:style-name="P1"><text:span text:style-name="T1">1 - pasirašymas su eParašu</text:span></text:p>
            </office:annotation>
            <text:p>3</text:p>
          </table:table-cell>
          <table:table-cell table:style-name="ce24" office:value-type="float" office:value="0" calcext:value-type="float">
            <office:annotation draw:style-name="gr4" draw:text-style-name="P2" svg:width="82.18pt" svg:height="50.49pt" svg:x="692.79pt" svg:y="162.26pt" draw:caption-point-x="-17.29pt" draw:caption-point-y="42.8pt">
              <dc:date>2017-10-08T00:00:00</dc:date>
              <text:p text:style-name="P1"><text:span text:style-name="T1">1 - sudarymas</text:span></text:p>
              <text:p text:style-name="P1"><text:span text:style-name="T1">1 - redagavimas</text:span></text:p>
            </office:annotation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2" draw:text-style-name="P2" svg:width="82.18pt" svg:height="28.09pt" svg:x="740.3pt" svg:y="205.06pt" draw:caption-point-x="0pt" draw:caption-point-y="0pt">
              <dc:date>2017-10-08T00:00:00</dc:date>
              <text:p text:style-name="P1"><text:span text:style-name="T1">1 – sutartis</text:span></text:p>
              <text:p text:style-name="P1"><text:span text:style-name="T1">1 - eParašas</text:span></text:p>
            </office:annotation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administravimo modulis</text:p>
          </table:table-cell>
          <table:covered-table-cell table:number-columns-repeated="3" table:style-name="ce1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3" draw:text-style-name="P2" svg:width="82.18pt" svg:height="72.88pt" svg:x="465.99pt" svg:y="175.07pt" draw:caption-point-x="-17.29pt" draw:caption-point-y="42.8pt">
              <dc:date>2017-10-08T00:00:00</dc:date>
              <text:p text:style-name="P1"><text:span text:style-name="T1">darbo savaitės:</text:span></text:p>
              <text:p text:style-name="P1"><text:span text:style-name="T1">1 – sudarymas</text:span></text:p>
              <text:p text:style-name="P1"><text:span text:style-name="T1">1 – keitimas</text:span></text:p>
              <text:p text:style-name="P1"><text:span text:style-name="T1"/></text:p>
              <text:p text:style-name="P1"><text:span text:style-name="T1">1 – paskyros sudarymas</text:span></text:p>
            </office:annotation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2" draw:text-style-name="P2" svg:width="82.18pt" svg:height="28.09pt" svg:x="545.9pt" svg:y="217.87pt" draw:caption-point-x="0pt" draw:caption-point-y="0pt">
              <dc:date>2017-10-08T00:00:00</dc:date>
              <text:p text:style-name="P1"><text:span text:style-name="T1">1 – paskyros valdymas</text:span>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office:annotation draw:style-name="gr5" draw:text-style-name="P2" svg:width="82.18pt" svg:height="95.27pt" svg:x="660.39pt" svg:y="175.07pt" draw:caption-point-x="-17.29pt" draw:caption-point-y="42.8pt">
              <dc:date>2017-10-08T00:00:00</dc:date>
              <text:p text:style-name="P1"><text:span text:style-name="T1">darbo savaitės:</text:span></text:p>
              <text:p text:style-name="P1"><text:span text:style-name="T1">1 – sudarymas</text:span></text:p>
              <text:p text:style-name="P1"><text:span text:style-name="T1">1 – keitimas</text:span></text:p>
              <text:p text:style-name="P1"><text:span text:style-name="T1"/></text:p>
              <text:p text:style-name="P1"><text:span text:style-name="T1">1 – paskyros sudarymas</text:span></text:p>
              <text:p text:style-name="P1"><text:span text:style-name="T1">1 – paskyros valdymas</text:span></text:p>
            </office:annotation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6" draw:text-style-name="P2" svg:width="82.18pt" svg:height="39.29pt" svg:x="757.59pt" svg:y="175.07pt" draw:caption-point-x="-17.29pt" draw:caption-point-y="42.8pt">
              <dc:date>2017-10-08T00:00:00</dc:date>
              <text:p text:style-name="P1"><text:span text:style-name="T1">1 – darbo savaitė</text:span></text:p>
              <text:p text:style-name="P1"><text:span text:style-name="T1">1 – paskyra</text:span></text:p>
            </office:annotation>
            <text:p>2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Darbuotojų grafiko valdymo modulis</text:p>
          </table:table-cell>
          <table:covered-table-cell table:number-columns-repeated="3" table:style-name="ce14"/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7" draw:text-style-name="P2" svg:width="82.18pt" svg:height="61.68pt" svg:x="448.7pt" svg:y="230.68pt" draw:caption-point-x="0pt" draw:caption-point-y="0pt">
              <dc:date>2017-10-08T00:00:00</dc:date>
              <text:p text:style-name="P1"><text:span text:style-name="T1">1 – grafiko sudarymas</text:span></text:p>
              <text:p text:style-name="P1"><text:span text:style-name="T1">1 – rankinis keitimas</text:span></text:p>
            </office:annotation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8" draw:text-style-name="P2" svg:width="82.18pt" svg:height="28.09pt" svg:x="530.79pt" svg:y="187.88pt" draw:caption-point-x="-17.29pt" draw:caption-point-y="42.8pt">
              <dc:date>2017-10-08T00:00:00</dc:date>
              <text:p text:style-name="P1"><text:span text:style-name="T1">1 <text:s/>- grafiko peržiūra</text:span>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8" draw:text-style-name="P2" svg:width="82.18pt" svg:height="28.09pt" svg:x="627.99pt" svg:y="187.88pt" draw:caption-point-x="-17.29pt" draw:caption-point-y="42.8pt">
              <dc:date>2017-10-08T00:00:00</dc:date>
              <text:p text:style-name="P1"><text:span text:style-name="T1">1 <text:s/>- grafiko peržiūra</text:span></text:p>
            </office:annotation>
            <text:p>1</text:p>
          </table:table-cell>
          <table:table-cell table:style-name="ce24" office:value-type="float" office:value="3" calcext:value-type="float">
            <office:annotation draw:style-name="gr3" draw:text-style-name="P2" svg:width="82.18pt" svg:height="72.88pt" svg:x="660.39pt" svg:y="187.88pt" draw:caption-point-x="-17.29pt" draw:caption-point-y="42.8pt">
              <dc:date>2017-10-08T00:00:00</dc:date>
              <text:p text:style-name="P1"><text:span text:style-name="T1">1 – dinaminis grafiko keitimas</text:span></text:p>
              <text:p text:style-name="P1"><text:span text:style-name="T1">1 – grafiko sudarymas</text:span></text:p>
              <text:p text:style-name="P1"><text:span text:style-name="T1">1 – rankinis keitimas</text:span></text:p>
            </office:annotation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6" draw:text-style-name="P2" svg:width="82.18pt" svg:height="39.29pt" svg:x="757.59pt" svg:y="187.88pt" draw:caption-point-x="-17.29pt" draw:caption-point-y="42.8pt">
              <dc:date>2017-10-08T00:00:00</dc:date>
              <text:p text:style-name="P1"><text:span text:style-name="T1">1 – grafikas</text:span></text:p>
            </office:annotation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os aplikacijos API</text:p>
          </table:table-cell>
          <table:covered-table-cell table:number-columns-repeated="3" table:style-name="ce14"/>
          <table:table-cell table:number-columns-repeated="9"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office:annotation draw:style-name="gr6" draw:text-style-name="P2" svg:width="82.18pt" svg:height="39.29pt" svg:x="725.19pt" svg:y="200.66pt" draw:caption-point-x="-17.29pt" draw:caption-point-y="42.8pt">
              <dc:date>2017-10-08T00:00:00</dc:date>
              <text:p text:style-name="P1"><text:span text:style-name="T1">1 - <text:s/>autorizacija</text:span></text:p>
              <text:p text:style-name="P1"><text:span text:style-name="T1">1 – biuras</text:span></text:p>
              <text:p text:style-name="P1"><text:span text:style-name="T1">1 - užsakymas</text:span></text:p>
            </office:annotation>
            <text:p>3</text:p>
          </table:table-cell>
          <table:table-cell table:style-name="ce24" office:value-type="float" office:value="1" calcext:value-type="float">
            <office:annotation draw:style-name="gr9" draw:text-style-name="P2" svg:width="82.18pt" svg:height="16.89pt" svg:x="757.59pt" svg:y="200.66pt" draw:caption-point-x="-17.29pt" draw:caption-point-y="42.8pt">
              <dc:date>2017-10-08T00:00:00</dc:date>
              <text:p text:style-name="P1"><text:span text:style-name="T1">1 – grafikas</text:span></text:p>
            </office:annotation>
            <text:p>1</text:p>
          </table:table-cell>
          <table:table-cell table:number-columns-repeated="4" table:style-name="ce24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4" office:value-type="string" calcext:value-type="string" table:number-columns-spanned="4" table:number-rows-spanned="1">
            <text:p>Mobili aplikacija</text:p>
          </table:table-cell>
          <table:covered-table-cell table:number-columns-repeated="3" table:style-name="ce14"/>
          <table:table-cell table:style-name="ce24" office:value-type="float" office:value="1" calcext:value-type="float">
            <office:annotation draw:style-name="gr7" draw:text-style-name="P2" svg:width="82.18pt" svg:height="61.68pt" svg:x="433.59pt" svg:y="213.48pt" draw:caption-point-x="-17.29pt" draw:caption-point-y="42.8pt">
              <dc:date>2017-10-08T00:00:00</dc:date>
              <text:p text:style-name="P1"><text:span text:style-name="T1">1 – autorizacija</text:span></text:p>
            </office:annotation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office:annotation draw:style-name="gr6" draw:text-style-name="P2" svg:width="82.18pt" svg:height="39.29pt" svg:x="530.79pt" svg:y="213.48pt" draw:caption-point-x="-17.29pt" draw:caption-point-y="42.8pt">
              <dc:date>2017-10-08T00:00:00</dc:date>
              <text:p text:style-name="P1"><text:span text:style-name="T1">1 – biuro kontaktinė informacija</text:span></text:p>
            </office:annotation>
            <text:p>1</text:p>
          </table:table-cell>
          <table:table-cell table:style-name="ce24" office:value-type="float" office:value="2" calcext:value-type="float">
            <office:annotation draw:style-name="gr7" draw:text-style-name="P2" svg:width="82.18pt" svg:height="61.68pt" svg:x="563.19pt" svg:y="213.48pt" draw:caption-point-x="-17.29pt" draw:caption-point-y="42.8pt">
              <dc:date>2017-10-08T00:00:00</dc:date>
              <text:p text:style-name="P1"><text:span text:style-name="T1">1 – užsakymas</text:span></text:p>
              <text:p text:style-name="P1"><text:span text:style-name="T1">1 – maršrutas per Google </text:span></text:p>
              <text:p text:style-name="P1"><text:span text:style-name="T1">Maps</text:span></text:p>
            </office:annotation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office:annotation draw:style-name="gr4" draw:text-style-name="P2" svg:width="82.18pt" svg:height="50.49pt" svg:x="627.99pt" svg:y="213.48pt" draw:caption-point-x="-17.29pt" draw:caption-point-y="42.8pt">
              <dc:date>2017-10-08T00:00:00</dc:date>
              <text:p text:style-name="P1"><text:span text:style-name="T1">1 – autorizacija</text:span></text:p>
              <text:p text:style-name="P1"><text:span text:style-name="T1">1 – biuro kontaktinė informacija</text:span></text:p>
            </office:annotation>
            <text:p>2</text:p>
          </table:table-cell>
          <table:table-cell table:style-name="ce24" office:value-type="float" office:value="2" calcext:value-type="float">
            <office:annotation draw:style-name="gr7" draw:text-style-name="P2" svg:width="82.18pt" svg:height="61.68pt" svg:x="660.39pt" svg:y="213.48pt" draw:caption-point-x="-17.29pt" draw:caption-point-y="42.8pt">
              <dc:date>2017-10-08T00:00:00</dc:date>
              <text:p text:style-name="P1"><text:span text:style-name="T1">1 – užsakymas</text:span></text:p>
              <text:p text:style-name="P1"><text:span text:style-name="T1">1 – maršrutas per Google </text:span></text:p>
              <text:p text:style-name="P1"><text:span text:style-name="T1">Maps</text:span></text:p>
            </office:annotation>
            <text:p>2</text:p>
          </table:table-cell>
          <table:table-cell table:number-columns-repeated="7" table:style-name="ce24" office:value-type="float" office:value="0" calcext:value-type="float">
            <text:p>0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FP objekto tipui</text:p>
          </table:table-cell>
          <table:covered-table-cell table:number-columns-repeated="3" table:style-name="ce12"/>
          <table:table-cell table:style-name="ce12" table:formula="of:=SUM([.G17:.G21])*[.$D$6]+SUM([.H17:.H21])*[.$E$6]+SUM([.I17:.I21])*[.$F$6]" office:value-type="float" office:value="41" calcext:value-type="float" table:number-columns-spanned="3" table:number-rows-spanned="1">
            <text:p>41</text:p>
          </table:table-cell>
          <table:covered-table-cell table:number-columns-repeated="2" table:style-name="ce12"/>
          <table:table-cell table:style-name="ce12" table:formula="of:=SUM([.J17:.J21])*[.$D$7]+SUM([.K17:.K21])*[.$E$7]+SUM([.L17:.L21])*[.$F$7]" office:value-type="float" office:value="27" calcext:value-type="float" table:number-columns-spanned="3" table:number-rows-spanned="1">
            <text:p>27</text:p>
          </table:table-cell>
          <table:covered-table-cell table:number-columns-repeated="2" table:style-name="ce12"/>
          <table:table-cell table:style-name="ce12" table:formula="of:=SUM([.M17:.M21])*[.$D$8]+SUM([.N17:.N21])*[.$E$8]+SUM([.O17:.O21])*[.$F$8]" office:value-type="float" office:value="72" calcext:value-type="float" table:number-columns-spanned="3" table:number-rows-spanned="1">
            <text:p>72</text:p>
          </table:table-cell>
          <table:covered-table-cell table:number-columns-repeated="2" table:style-name="ce12"/>
          <table:table-cell table:style-name="ce12" table:formula="of:=SUM([.P17:.P21])*[.$D$9]+SUM([.Q17:.Q21])*[.$E$9]+SUM([.R17:.R21])*[.$F$9]" office:value-type="float" office:value="81" calcext:value-type="float" table:number-columns-spanned="3" table:number-rows-spanned="1">
            <text:p>81</text:p>
          </table:table-cell>
          <table:covered-table-cell table:number-columns-repeated="2" table:style-name="ce12"/>
          <table:table-cell table:style-name="ce12" table:formula="of:=SUM([.S17:.S21])*[.$D$10]+SUM([.T17:.T21])*[.$E$10]+SUM([.U17:.U21])*[.$F$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table:formula="of:=SUM([.G22:.S22])" office:value-type="float" office:value="221" calcext:value-type="float">
            <text:p>221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4"/>
          <table:table-cell table:style-name="ce28" office:value-type="string" calcext:value-type="string" table:number-columns-spanned="2" table:number-rows-spanned="1">
            <text:p>produktyvumo faktorius</text:p>
          </table:table-cell>
          <table:covered-table-cell/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istemos dalys</text:p>
          </table:table-cell>
          <table:covered-table-cell/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4" table:number-rows-spanned="2">
            <text:p>Pavadinimas</text:p>
          </table:table-cell>
          <table:covered-table-cell table:number-columns-repeated="3" table:style-name="ce12"/>
          <table:table-cell table:style-name="ce6" office:value-type="string" calcext:value-type="string" table:number-columns-spanned="3" table:number-rows-spanned="1">
            <office:annotation draw:style-name="gr1" draw:text-style-name="P2" svg:width="82.18pt" svg:height="16.89pt" svg:x="498.39pt" svg:y="328.68pt" draw:caption-point-x="-17.29pt" draw:caption-point-y="42.8pt">
              <dc:date>2017-10-05T00:00:00</dc:date>
              <text:p text:style-name="P1"><text:span text:style-name="T1">External Inputs</text:span></text:p>
            </office:annotation>
            <text:p>EIs</text:p>
          </table:table-cell>
          <table:covered-table-cell table:number-columns-repeated="2" table:style-name="ce6"/>
          <table:table-cell table:style-name="ce15" office:value-type="string" calcext:value-type="string" table:number-columns-spanned="3" table:number-rows-spanned="1">
            <office:annotation draw:style-name="gr1" draw:text-style-name="P2" svg:width="82.18pt" svg:height="16.89pt" svg:x="595.59pt" svg:y="328.68pt" draw:caption-point-x="-17.29pt" draw:caption-point-y="42.8pt">
              <dc:date>2017-10-05T00:00:00</dc:date>
              <text:p text:style-name="P1"><text:span text:style-name="T1">External Outputs</text:span></text:p>
            </office:annotation>
            <text:p>EO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692.79pt" svg:y="328.68pt" draw:caption-point-x="-17.29pt" draw:caption-point-y="42.8pt">
              <dc:date>2017-10-07T00:00:00</dc:date>
              <text:p text:style-name="P1"><text:span text:style-name="T1">External Inquiries</text:span></text:p>
            </office:annotation>
            <text:p>EQ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789.99pt" svg:y="328.68pt" draw:caption-point-x="-17.29pt" draw:caption-point-y="42.8pt">
              <dc:date>2017-10-05T00:00:00</dc:date>
              <text:p text:style-name="P1"><text:span text:style-name="T1">Internal Logical Files</text:span></text:p>
            </office:annotation>
            <text:p>ILFs</text:p>
          </table:table-cell>
          <table:covered-table-cell table:number-columns-repeated="2" table:style-name="ce15"/>
          <table:table-cell table:style-name="ce15" office:value-type="string" calcext:value-type="string" table:number-columns-spanned="3" table:number-rows-spanned="1">
            <office:annotation draw:style-name="gr2" draw:text-style-name="P2" svg:width="82.18pt" svg:height="28.09pt" svg:x="887.19pt" svg:y="328.68pt" draw:caption-point-x="-17.29pt" draw:caption-point-y="42.8pt">
              <dc:date>2017-10-05T00:00:00</dc:date>
              <text:p text:style-name="P1"><text:span text:style-name="T1">External Interface Files </text:span></text:p>
            </office:annotation>
            <text:p>EIFs</text:p>
          </table:table-cell>
          <table:covered-table-cell table:number-columns-repeated="2" table:style-name="ce15"/>
          <table:table-cell table:style-name="ce15" office:value-type="string" calcext:value-type="string" table:number-columns-spanned="1" table:number-rows-spanned="2">
            <text:p>Valadų suma</text:p>
          </table:table-cell>
        </table:table-row>
        <table:table-row table:style-name="ro1">
          <table:table-cell table:number-columns-repeated="2"/>
          <table:covered-table-cell table:number-columns-repeated="4" table:style-name="ce12"/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V</text:p>
          </table:table-cell>
          <table:table-cell table:style-name="ce11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V</text:p>
          </table:table-cell>
          <table:table-cell table:style-name="ce16" office:value-type="string" calcext:value-type="string">
            <text:p>S</text:p>
          </table:table-cell>
          <table:covered-table-cell table:style-name="ce12"/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Sutarčių administravimo modulis</text:p>
          </table:table-cell>
          <table:covered-table-cell table:number-columns-repeated="3" table:style-name="ce17"/>
          <table:table-cell table:style-name="ce12" table:formula="of:=[.G17]*[.$G$25]*[.D$6]" office:value-type="float" office:value="12" calcext:value-type="float">
            <text:p>12</text:p>
          </table:table-cell>
          <table:table-cell table:style-name="ce12" table:formula="of:=[.H17]*[.$G$25]*[.E$6]" office:value-type="float" office:value="24" calcext:value-type="float">
            <text:p>24</text:p>
          </table:table-cell>
          <table:table-cell table:style-name="ce12" table:formula="of:=[.I17]*[.$G$25]*[.F$6]" office:value-type="float" office:value="0" calcext:value-type="float">
            <text:p>0</text:p>
          </table:table-cell>
          <table:table-cell table:style-name="ce12" table:formula="of:=[.J17]*[.$G$25]*[.D$7]" office:value-type="float" office:value="8" calcext:value-type="float">
            <text:p>8</text:p>
          </table:table-cell>
          <table:table-cell table:style-name="ce12" table:formula="of:=[.K17]*[.$G$25]*[.E$7]" office:value-type="float" office:value="0" calcext:value-type="float">
            <text:p>0</text:p>
          </table:table-cell>
          <table:table-cell table:style-name="ce12" table:formula="of:=[.L17]*[.$G$25]*[.F$7]" office:value-type="float" office:value="0" calcext:value-type="float">
            <text:p>0</text:p>
          </table:table-cell>
          <table:table-cell table:style-name="ce12" table:formula="of:=[.M17]*[.$G$25]*[.D$8]" office:value-type="float" office:value="24" calcext:value-type="float">
            <text:p>24</text:p>
          </table:table-cell>
          <table:table-cell table:style-name="ce12" table:formula="of:=[.N17]*[.$G$25]*[.E$8]" office:value-type="float" office:value="24" calcext:value-type="float">
            <text:p>24</text:p>
          </table:table-cell>
          <table:table-cell table:style-name="ce12" table:formula="of:=[.O17]*[.$G$25]*[.F$8]" office:value-type="float" office:value="0" calcext:value-type="float">
            <text:p>0</text:p>
          </table:table-cell>
          <table:table-cell table:style-name="ce12" table:formula="of:=[.P17]*[.$G$25]*[.D$9]" office:value-type="float" office:value="0" calcext:value-type="float">
            <text:p>0</text:p>
          </table:table-cell>
          <table:table-cell table:style-name="ce12" table:formula="of:=[.Q17]*[.$G$25]*[.E$9]" office:value-type="float" office:value="40" calcext:value-type="float">
            <text:p>40</text:p>
          </table:table-cell>
          <table:table-cell table:style-name="ce12" table:formula="of:=[.R17]*[.$G$25]*[.F$9]" office:value-type="float" office:value="0" calcext:value-type="float">
            <text:p>0</text:p>
          </table:table-cell>
          <table:table-cell table:style-name="ce12" table:formula="of:=[.S17]*[.$G$25]*[.D$10]" office:value-type="float" office:value="0" calcext:value-type="float">
            <text:p>0</text:p>
          </table:table-cell>
          <table:table-cell table:style-name="ce12" table:formula="of:=[.T17]*[.$G$25]*[.E$10]" office:value-type="float" office:value="0" calcext:value-type="float">
            <text:p>0</text:p>
          </table:table-cell>
          <table:table-cell table:style-name="ce12" table:formula="of:=[.U17]*[.$G$25]*[.F$10]" office:value-type="float" office:value="0" calcext:value-type="float">
            <text:p>0</text:p>
          </table:table-cell>
          <table:table-cell table:style-name="ce12" table:formula="of:=SUM([.G32:.U32])" office:value-type="float" office:value="132" calcext:value-type="float">
            <text:p>132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Darbuotojų administravimo modulis</text:p>
          </table:table-cell>
          <table:covered-table-cell table:number-columns-repeated="3" table:style-name="ce17"/>
          <table:table-cell table:style-name="ce12" table:formula="of:=[.G18]*[.$G$25]*[.D$6]" office:value-type="float" office:value="0" calcext:value-type="float">
            <text:p>0</text:p>
          </table:table-cell>
          <table:table-cell table:style-name="ce12" table:formula="of:=[.H18]*[.$G$25]" office:value-type="float" office:value="6" calcext:value-type="float">
            <text:p>6</text:p>
          </table:table-cell>
          <table:table-cell table:style-name="ce12" table:formula="of:=[.I18]*[.$G$25]*[.F$6]" office:value-type="float" office:value="0" calcext:value-type="float">
            <text:p>0</text:p>
          </table:table-cell>
          <table:table-cell table:style-name="ce12" table:formula="of:=[.J18]*[.$G$25]*[.D$7]" office:value-type="float" office:value="0" calcext:value-type="float">
            <text:p>0</text:p>
          </table:table-cell>
          <table:table-cell table:style-name="ce12" table:formula="of:=[.K18]*[.$G$25]*[.E$7]" office:value-type="float" office:value="10" calcext:value-type="float">
            <text:p>10</text:p>
          </table:table-cell>
          <table:table-cell table:style-name="ce12" table:formula="of:=[.L18]*[.$G$25]*[.F$7]" office:value-type="float" office:value="0" calcext:value-type="float">
            <text:p>0</text:p>
          </table:table-cell>
          <table:table-cell table:style-name="ce12" table:formula="of:=[.M18]*[.$G$25]*[.D$8]" office:value-type="float" office:value="0" calcext:value-type="float">
            <text:p>0</text:p>
          </table:table-cell>
          <table:table-cell table:style-name="ce12" table:formula="of:=[.N18]*[.$G$25]*[.E$8]" office:value-type="float" office:value="32" calcext:value-type="float">
            <text:p>32</text:p>
          </table:table-cell>
          <table:table-cell table:style-name="ce12" table:formula="of:=[.O18]*[.$G$25]*[.F$8]" office:value-type="float" office:value="0" calcext:value-type="float">
            <text:p>0</text:p>
          </table:table-cell>
          <table:table-cell table:style-name="ce12" table:formula="of:=[.P18]*[.$G$25]*[.D$9]" office:value-type="float" office:value="0" calcext:value-type="float">
            <text:p>0</text:p>
          </table:table-cell>
          <table:table-cell table:style-name="ce12" table:formula="of:=[.Q18]*[.$G$25]*[.E$9]" office:value-type="float" office:value="40" calcext:value-type="float">
            <text:p>40</text:p>
          </table:table-cell>
          <table:table-cell table:style-name="ce12" table:formula="of:=[.R18]*[.$G$25]*[.F$9]" office:value-type="float" office:value="0" calcext:value-type="float">
            <text:p>0</text:p>
          </table:table-cell>
          <table:table-cell table:style-name="ce12" table:formula="of:=[.S18]*[.$G$25]*[.D$10]" office:value-type="float" office:value="0" calcext:value-type="float">
            <text:p>0</text:p>
          </table:table-cell>
          <table:table-cell table:style-name="ce12" table:formula="of:=[.T18]*[.$G$25]*[.E$10]" office:value-type="float" office:value="0" calcext:value-type="float">
            <text:p>0</text:p>
          </table:table-cell>
          <table:table-cell table:style-name="ce12" table:formula="of:=[.U18]*[.$G$25]*[.F$10]" office:value-type="float" office:value="0" calcext:value-type="float">
            <text:p>0</text:p>
          </table:table-cell>
          <table:table-cell table:style-name="ce12" table:formula="of:=SUM([.G33:.U33])" office:value-type="float" office:value="88" calcext:value-type="float">
            <text:p>88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Darbuotojų grafiko valdymo modulis</text:p>
          </table:table-cell>
          <table:covered-table-cell table:number-columns-repeated="3" table:style-name="ce17"/>
          <table:table-cell table:style-name="ce12" table:formula="of:=[.G19]*[.$G$25]*[.D$6]" office:value-type="float" office:value="0" calcext:value-type="float">
            <text:p>0</text:p>
          </table:table-cell>
          <table:table-cell table:style-name="ce12" table:formula="of:=[.H19]*[.$G$25]" office:value-type="float" office:value="4" calcext:value-type="float">
            <text:p>4</text:p>
          </table:table-cell>
          <table:table-cell table:style-name="ce12" table:formula="of:=[.I19]*[.$G$25]*[.F$6]" office:value-type="float" office:value="0" calcext:value-type="float">
            <text:p>0</text:p>
          </table:table-cell>
          <table:table-cell table:style-name="ce12" table:formula="of:=[.J19]*[.$G$25]*[.D$7]" office:value-type="float" office:value="8" calcext:value-type="float">
            <text:p>8</text:p>
          </table:table-cell>
          <table:table-cell table:style-name="ce12" table:formula="of:=[.K19]*[.$G$25]*[.E$7]" office:value-type="float" office:value="0" calcext:value-type="float">
            <text:p>0</text:p>
          </table:table-cell>
          <table:table-cell table:style-name="ce12" table:formula="of:=[.L19]*[.$G$25]*[.F$7]" office:value-type="float" office:value="0" calcext:value-type="float">
            <text:p>0</text:p>
          </table:table-cell>
          <table:table-cell table:style-name="ce12" table:formula="of:=[.M19]*[.$G$25]*[.D$8]" office:value-type="float" office:value="8" calcext:value-type="float">
            <text:p>8</text:p>
          </table:table-cell>
          <table:table-cell table:style-name="ce12" table:formula="of:=[.N19]*[.$G$25]*[.E$8]" office:value-type="float" office:value="24" calcext:value-type="float">
            <text:p>24</text:p>
          </table:table-cell>
          <table:table-cell table:style-name="ce12" table:formula="of:=[.O19]*[.$G$25]*[.F$8]" office:value-type="float" office:value="0" calcext:value-type="float">
            <text:p>0</text:p>
          </table:table-cell>
          <table:table-cell table:style-name="ce12" table:formula="of:=[.P19]*[.$G$25]*[.D$9]" office:value-type="float" office:value="0" calcext:value-type="float">
            <text:p>0</text:p>
          </table:table-cell>
          <table:table-cell table:style-name="ce12" table:formula="of:=[.Q19]*[.$G$25]*[.E$9]" office:value-type="float" office:value="20" calcext:value-type="float">
            <text:p>20</text:p>
          </table:table-cell>
          <table:table-cell table:style-name="ce12" table:formula="of:=[.R19]*[.$G$25]*[.F$9]" office:value-type="float" office:value="0" calcext:value-type="float">
            <text:p>0</text:p>
          </table:table-cell>
          <table:table-cell table:style-name="ce12" table:formula="of:=[.S19]*[.$G$25]*[.D$10]" office:value-type="float" office:value="0" calcext:value-type="float">
            <text:p>0</text:p>
          </table:table-cell>
          <table:table-cell table:style-name="ce12" table:formula="of:=[.T19]*[.$G$25]*[.E$10]" office:value-type="float" office:value="0" calcext:value-type="float">
            <text:p>0</text:p>
          </table:table-cell>
          <table:table-cell table:style-name="ce12" table:formula="of:=[.U19]*[.$G$25]*[.F$10]" office:value-type="float" office:value="0" calcext:value-type="float">
            <text:p>0</text:p>
          </table:table-cell>
          <table:table-cell table:style-name="ce12" table:formula="of:=SUM([.G34:.U34])" office:value-type="float" office:value="64" calcext:value-type="float">
            <text:p>64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Mobilios aplikacijos API</text:p>
          </table:table-cell>
          <table:covered-table-cell table:number-columns-repeated="3" table:style-name="ce17"/>
          <table:table-cell table:style-name="ce12" table:formula="of:=[.G20]*[.$G$25]*[.D$6]" office:value-type="float" office:value="0" calcext:value-type="float">
            <text:p>0</text:p>
          </table:table-cell>
          <table:table-cell table:style-name="ce12" table:formula="of:=[.H20]*[.$G$25]" office:value-type="float" office:value="0" calcext:value-type="float">
            <text:p>0</text:p>
          </table:table-cell>
          <table:table-cell table:style-name="ce12" table:formula="of:=[.I20]*[.$G$25]*[.F$6]" office:value-type="float" office:value="0" calcext:value-type="float">
            <text:p>0</text:p>
          </table:table-cell>
          <table:table-cell table:style-name="ce12" table:formula="of:=[.J20]*[.$G$25]*[.D$7]" office:value-type="float" office:value="0" calcext:value-type="float">
            <text:p>0</text:p>
          </table:table-cell>
          <table:table-cell table:style-name="ce12" table:formula="of:=[.K20]*[.$G$25]*[.E$7]" office:value-type="float" office:value="0" calcext:value-type="float">
            <text:p>0</text:p>
          </table:table-cell>
          <table:table-cell table:style-name="ce12" table:formula="of:=[.L20]*[.$G$25]*[.F$7]" office:value-type="float" office:value="0" calcext:value-type="float">
            <text:p>0</text:p>
          </table:table-cell>
          <table:table-cell table:style-name="ce12" table:formula="of:=[.M20]*[.$G$25]*[.D$8]" office:value-type="float" office:value="0" calcext:value-type="float">
            <text:p>0</text:p>
          </table:table-cell>
          <table:table-cell table:style-name="ce12" table:formula="of:=[.N20]*[.$G$25]*[.E$8]" office:value-type="float" office:value="0" calcext:value-type="float">
            <text:p>0</text:p>
          </table:table-cell>
          <table:table-cell table:style-name="ce12" table:formula="of:=[.O20]*[.$G$25]*[.F$8]" office:value-type="float" office:value="0" calcext:value-type="float">
            <text:p>0</text:p>
          </table:table-cell>
          <table:table-cell table:style-name="ce12" table:formula="of:=[.P20]*[.$G$25]*[.D$9]" office:value-type="float" office:value="42" calcext:value-type="float">
            <text:p>42</text:p>
          </table:table-cell>
          <table:table-cell table:style-name="ce12" table:formula="of:=[.Q20]*[.$G$25]*[.E$9]" office:value-type="float" office:value="20" calcext:value-type="float">
            <text:p>20</text:p>
          </table:table-cell>
          <table:table-cell table:style-name="ce12" table:formula="of:=[.R20]*[.$G$25]*[.F$9]" office:value-type="float" office:value="0" calcext:value-type="float">
            <text:p>0</text:p>
          </table:table-cell>
          <table:table-cell table:style-name="ce12" table:formula="of:=[.S20]*[.$G$25]*[.D$10]" office:value-type="float" office:value="0" calcext:value-type="float">
            <text:p>0</text:p>
          </table:table-cell>
          <table:table-cell table:style-name="ce12" table:formula="of:=[.T20]*[.$G$25]*[.E$10]" office:value-type="float" office:value="0" calcext:value-type="float">
            <text:p>0</text:p>
          </table:table-cell>
          <table:table-cell table:style-name="ce12" table:formula="of:=[.U20]*[.$G$25]*[.F$10]" office:value-type="float" office:value="0" calcext:value-type="float">
            <text:p>0</text:p>
          </table:table-cell>
          <table:table-cell table:style-name="ce12" table:formula="of:=SUM([.G35:.U35])" office:value-type="float" office:value="62" calcext:value-type="float">
            <text:p>62</text:p>
          </table:table-cell>
        </table:table-row>
        <table:table-row table:style-name="ro1">
          <table:table-cell table:number-columns-repeated="2"/>
          <table:table-cell table:style-name="ce17" office:value-type="string" calcext:value-type="string" table:number-columns-spanned="4" table:number-rows-spanned="1">
            <text:p>Mobili aplikacija</text:p>
          </table:table-cell>
          <table:covered-table-cell table:number-columns-repeated="3" table:style-name="ce17"/>
          <table:table-cell table:style-name="ce12" table:formula="of:=[.G21]*[.$G$25]*[.D$6]" office:value-type="float" office:value="6" calcext:value-type="float">
            <text:p>6</text:p>
          </table:table-cell>
          <table:table-cell table:style-name="ce12" table:formula="of:=[.H21]*[.$G$25]" office:value-type="float" office:value="0" calcext:value-type="float">
            <text:p>0</text:p>
          </table:table-cell>
          <table:table-cell table:style-name="ce12" table:formula="of:=[.I21]*[.$G$25]*[.F$6]" office:value-type="float" office:value="0" calcext:value-type="float">
            <text:p>0</text:p>
          </table:table-cell>
          <table:table-cell table:style-name="ce12" table:formula="of:=[.J21]*[.$G$25]*[.D$7]" office:value-type="float" office:value="8" calcext:value-type="float">
            <text:p>8</text:p>
          </table:table-cell>
          <table:table-cell table:style-name="ce12" table:formula="of:=[.K21]*[.$G$25]*[.E$7]" office:value-type="float" office:value="20" calcext:value-type="float">
            <text:p>20</text:p>
          </table:table-cell>
          <table:table-cell table:style-name="ce12" table:formula="of:=[.L21]*[.$G$25]*[.F$7]" office:value-type="float" office:value="0" calcext:value-type="float">
            <text:p>0</text:p>
          </table:table-cell>
          <table:table-cell table:style-name="ce12" table:formula="of:=[.M21]*[.$G$25]*[.D$8]" office:value-type="float" office:value="16" calcext:value-type="float">
            <text:p>16</text:p>
          </table:table-cell>
          <table:table-cell table:style-name="ce12" table:formula="of:=[.N21]*[.$G$25]*[.E$8]" office:value-type="float" office:value="16" calcext:value-type="float">
            <text:p>16</text:p>
          </table:table-cell>
          <table:table-cell table:style-name="ce12" table:formula="of:=[.O21]*[.$G$25]*[.F$8]" office:value-type="float" office:value="0" calcext:value-type="float">
            <text:p>0</text:p>
          </table:table-cell>
          <table:table-cell table:style-name="ce12" table:formula="of:=[.P21]*[.$G$25]*[.D$9]" office:value-type="float" office:value="0" calcext:value-type="float">
            <text:p>0</text:p>
          </table:table-cell>
          <table:table-cell table:style-name="ce12" table:formula="of:=[.Q21]*[.$G$25]*[.E$9]" office:value-type="float" office:value="0" calcext:value-type="float">
            <text:p>0</text:p>
          </table:table-cell>
          <table:table-cell table:style-name="ce12" table:formula="of:=[.R21]*[.$G$25]*[.F$9]" office:value-type="float" office:value="0" calcext:value-type="float">
            <text:p>0</text:p>
          </table:table-cell>
          <table:table-cell table:style-name="ce12" table:formula="of:=[.S21]*[.$G$25]*[.D$10]" office:value-type="float" office:value="0" calcext:value-type="float">
            <text:p>0</text:p>
          </table:table-cell>
          <table:table-cell table:style-name="ce12" table:formula="of:=[.T21]*[.$G$25]*[.E$10]" office:value-type="float" office:value="0" calcext:value-type="float">
            <text:p>0</text:p>
          </table:table-cell>
          <table:table-cell table:style-name="ce12" table:formula="of:=[.U21]*[.$G$25]*[.F$10]" office:value-type="float" office:value="0" calcext:value-type="float">
            <text:p>0</text:p>
          </table:table-cell>
          <table:table-cell table:style-name="ce12" table:formula="of:=SUM([.G36:.U36])" office:value-type="float" office:value="66" calcext:value-type="float">
            <text:p>66</text:p>
          </table:table-cell>
        </table:table-row>
        <table:table-row table:style-name="ro1">
          <table:table-cell table:number-columns-repeated="2"/>
          <table:table-cell table:style-name="ce15" office:value-type="string" calcext:value-type="string" table:number-columns-spanned="4" table:number-rows-spanned="1">
            <text:p>Darbo valandos</text:p>
          </table:table-cell>
          <table:covered-table-cell table:number-columns-repeated="3" table:style-name="ce12"/>
          <table:table-cell table:style-name="ce12" table:formula="of:=SUM([.G32:.G36])+SUM([.H32:.H36])+SUM([.I32:.I36])" office:value-type="float" office:value="52" calcext:value-type="float" table:number-columns-spanned="3" table:number-rows-spanned="1">
            <text:p>52</text:p>
          </table:table-cell>
          <table:covered-table-cell table:number-columns-repeated="2" table:style-name="ce12"/>
          <table:table-cell table:style-name="ce12" table:formula="of:=SUM([.J32:.J36])+SUM([.K32:.K36])+SUM([.L32:.L36])" office:value-type="float" office:value="54" calcext:value-type="float" table:number-columns-spanned="3" table:number-rows-spanned="1">
            <text:p>54</text:p>
          </table:table-cell>
          <table:covered-table-cell table:number-columns-repeated="2" table:style-name="ce12"/>
          <table:table-cell table:style-name="ce12" table:formula="of:=SUM([.M32:.M36])+SUM([.N32:.N36])+SUM([.O32:.O36])" office:value-type="float" office:value="144" calcext:value-type="float" table:number-columns-spanned="3" table:number-rows-spanned="1">
            <text:p>144</text:p>
          </table:table-cell>
          <table:covered-table-cell table:number-columns-repeated="2" table:style-name="ce12"/>
          <table:table-cell table:style-name="ce12" table:formula="of:=SUM([.P32:.P36])+SUM([.Q32:.Q36])+SUM([.R32:.R36])" office:value-type="float" office:value="162" calcext:value-type="float" table:number-columns-spanned="3" table:number-rows-spanned="1">
            <text:p>162</text:p>
          </table:table-cell>
          <table:covered-table-cell table:number-columns-repeated="2" table:style-name="ce12"/>
          <table:table-cell table:style-name="ce12" table:formula="of:=SUM([.S32:.S36])*[.$D$10]+SUM([.T32:.T36])*[.$E$10]+SUM([.U32:.U36])*[.$F$10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2"/>
          <table:table-cell table:style-name="ce12" table:formula="of:=SUM([.G37:.S37])" office:value-type="float" office:value="412" calcext:value-type="float">
            <text:p>412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Funkciniai taškai</text:p>
          </table:table-cell>
          <table:covered-table-cell/>
          <table:table-cell table:number-columns-repeated="3"/>
          <table:table-cell table:style-name="ce1" office:value-type="string" calcext:value-type="string" table:number-columns-spanned="6" table:number-rows-spanned="1">
            <text:p>Patikslinimo koeficiento faktoriai</text:p>
          </table:table-cell>
          <table:covered-table-cell table:style-name="ce1"/>
          <table:covered-table-cell table:number-columns-repeated="4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Nepatikslinti funkciniai taškai: </text:p>
          </table:table-cell>
          <table:covered-table-cell table:number-columns-repeated="2" table:style-name="ce9"/>
          <table:table-cell table:style-name="ce19" table:formula="of:=[.V22]" office:value-type="float" office:value="221" calcext:value-type="float">
            <text:p>221</text:p>
          </table:table-cell>
          <table:table-cell table:number-columns-repeated="2"/>
          <table:table-cell table:style-name="ce27" office:value-type="string" calcext:value-type="string" table:number-columns-spanned="6" table:number-rows-spanned="1">
            <text:p>Pavadinimas</text:p>
          </table:table-cell>
          <table:covered-table-cell table:number-columns-repeated="5" table:style-name="ce27"/>
          <table:table-cell table:style-name="ce27" office:value-type="string" calcext:value-type="string" table:number-columns-spanned="2" table:number-rows-spanned="1">
            <text:p>Vertinimas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imo koeficientas: </text:p>
          </table:table-cell>
          <table:covered-table-cell table:number-columns-repeated="2" table:style-name="ce9"/>
          <table:table-cell table:style-name="ce10" table:formula="of:=0.65+0.01*SUM([.O44:.O57])" office:value-type="float" office:value="1.07" calcext:value-type="float">
            <text:p>1.07</text:p>
          </table:table-cell>
          <table:table-cell/>
          <table:table-cell table:style-name="ce13" office:value-type="string" calcext:value-type="string">
            <text:p>1</text:p>
          </table:table-cell>
          <table:table-cell table:style-name="ce29" office:value-type="string" calcext:value-type="string" table:number-columns-spanned="6" table:number-rows-spanned="1">
            <office:annotation draw:style-name="gr10" draw:text-style-name="P2" svg:width="82.18pt" svg:height="106.47pt" svg:x="643.1pt" svg:y="550.66pt" draw:caption-point-x="0pt" draw:caption-point-y="0pt">
              <dc:date>2017-10-05T00:00:00</dc:date>
              <text:p text:style-name="P1"><text:span text:style-name="T1">The data and control information used in</text:span></text:p>
              <text:p text:style-name="P1"><text:span text:style-name="T1">the application are sent or received over communication facilities.</text:span></text:p>
            </office:annotation>
            <text:p>Data Communications</text:p>
          </table:table-cell>
          <table:covered-table-cell table:number-columns-repeated="5" table:style-name="ce29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Patikslinti funkciniai taškai: </text:p>
          </table:table-cell>
          <table:covered-table-cell table:number-columns-repeated="2" table:style-name="ce9"/>
          <table:table-cell table:style-name="ce10" table:formula="of:=[.F43]*[.F44]" office:value-type="float" office:value="236.47" calcext:value-type="float">
            <text:p>236.47</text:p>
          </table:table-cell>
          <table:table-cell/>
          <table:table-cell table:style-name="ce13" office:value-type="string" calcext:value-type="string">
            <text:p>2</text:p>
          </table:table-cell>
          <table:table-cell table:style-name="ce29" office:value-type="string" calcext:value-type="string" table:number-columns-spanned="6" table:number-rows-spanned="1">
            <office:annotation draw:style-name="gr5" draw:text-style-name="P2" svg:width="82.18pt" svg:height="95.27pt" svg:x="643.1pt" svg:y="563.47pt" draw:caption-point-x="0pt" draw:caption-point-y="0pt">
              <dc:date>2017-10-05T00:00:00</dc:date>
              <text:p text:style-name="P1"><text:span text:style-name="T1">Distributed data or processing</text:span></text:p>
              <text:p text:style-name="P1"><text:span text:style-name="T1">functions are a characteristic of the application within the application</text:span></text:p>
              <text:p text:style-name="P1"><text:span text:style-name="T1">boundary.</text:span></text:p>
            </office:annotation>
            <text:p>Distributed Data Processing</text:p>
          </table:table-cell>
          <table:covered-table-cell table:number-columns-repeated="5" table:style-name="ce29"/>
          <table:table-cell table:style-name="ce19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3</text:p>
          </table:table-cell>
          <table:table-cell table:style-name="ce29" office:value-type="string" calcext:value-type="string" table:number-columns-spanned="6" table:number-rows-spanned="1">
            <office:annotation draw:style-name="gr11" draw:text-style-name="P2" svg:width="82.18pt" svg:height="173.65pt" svg:x="643.1pt" svg:y="576.28pt" draw:caption-point-x="0pt" draw:caption-point-y="0pt">
              <dc:date>2017-10-05T00:00:00</dc:date>
              <text:p text:style-name="P1"><text:span text:style-name="T1">Application performance objectives, stated or</text:span></text:p>
              <text:p text:style-name="P1"><text:span text:style-name="T1">approved by the user, in either response or throughput, influence (or</text:span></text:p>
              <text:p text:style-name="P1"><text:span text:style-name="T1">will influence) the design, development, installation and support of the</text:span></text:p>
              <text:p text:style-name="P1"><text:span text:style-name="T1">application.</text:span></text:p>
            </office:annotation>
            <text:p>Performance</text:p>
          </table:table-cell>
          <table:covered-table-cell table:number-columns-repeated="5"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4</text:p>
          </table:table-cell>
          <table:table-cell table:style-name="ce29" office:value-type="string" calcext:value-type="string" table:number-columns-spanned="6" table:number-rows-spanned="1">
            <office:annotation draw:style-name="gr12" draw:text-style-name="P2" svg:width="82.18pt" svg:height="117.67pt" svg:x="643.1pt" svg:y="589.07pt" draw:caption-point-x="0pt" draw:caption-point-y="0pt">
              <dc:date>2017-10-05T00:00:00</dc:date>
              <text:p text:style-name="P1"><text:span text:style-name="T1">A heavily used operational</text:span></text:p>
              <text:p text:style-name="P1"><text:span text:style-name="T1">configuration, requiring special design considerations, is a characteristic</text:span></text:p>
              <text:p text:style-name="P1"><text:span text:style-name="T1">of the application.</text:span></text:p>
            </office:annotation>
            <text:p>Heavily Used Configuration</text:p>
          </table:table-cell>
          <table:covered-table-cell table:number-columns-repeated="5" table:style-name="ce29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5</text:p>
          </table:table-cell>
          <table:table-cell table:style-name="ce29" office:value-type="string" calcext:value-type="string" table:number-columns-spanned="6" table:number-rows-spanned="1">
            <office:annotation draw:style-name="gr13" draw:text-style-name="P2" svg:width="82.18pt" svg:height="84.08pt" svg:x="643.1pt" svg:y="601.88pt" draw:caption-point-x="0pt" draw:caption-point-y="0pt">
              <dc:date>2017-10-05T00:00:00</dc:date>
              <text:p text:style-name="P1"><text:span text:style-name="T1"><text:s/></text:span><text:span text:style-name="T1">The transaction rate is high and influences the</text:span></text:p>
              <text:p text:style-name="P1"><text:span text:style-name="T1">design, development, installation and support.</text:span></text:p>
            </office:annotation>
            <text:p>Transaction Rate</text:p>
          </table:table-cell>
          <table:covered-table-cell table:number-columns-repeated="5" table:style-name="ce29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6</text:p>
          </table:table-cell>
          <table:table-cell table:style-name="ce29" office:value-type="string" calcext:value-type="string" table:number-columns-spanned="6" table:number-rows-spanned="1">
            <office:annotation draw:style-name="gr3" draw:text-style-name="P2" svg:width="82.18pt" svg:height="72.88pt" svg:x="643.1pt" svg:y="614.66pt" draw:caption-point-x="0pt" draw:caption-point-y="0pt">
              <dc:date>2017-10-05T00:00:00</dc:date>
              <text:p text:style-name="P1"><text:span text:style-name="T1">On-line data entry and control information</text:span></text:p>
              <text:p text:style-name="P1"><text:span text:style-name="T1">functions are provided in the application.</text:span></text:p>
            </office:annotation>
            <text:p>On-line Data Entry</text:p>
          </table:table-cell>
          <table:covered-table-cell table:number-columns-repeated="5"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7</text:p>
          </table:table-cell>
          <table:table-cell table:style-name="ce29" office:value-type="string" calcext:value-type="string" table:number-columns-spanned="6" table:number-rows-spanned="1">
            <office:annotation draw:style-name="gr3" draw:text-style-name="P2" svg:width="82.18pt" svg:height="72.88pt" svg:x="643.1pt" svg:y="627.48pt" draw:caption-point-x="0pt" draw:caption-point-y="0pt">
              <dc:date>2017-10-05T00:00:00</dc:date>
              <text:p text:style-name="P1"><text:span text:style-name="T1">The on-line functions provided emphasize a</text:span></text:p>
              <text:p text:style-name="P1"><text:span text:style-name="T1">design for end-user efficiency.</text:span></text:p>
            </office:annotation>
            <text:p>End-User Efficiency</text:p>
          </table:table-cell>
          <table:covered-table-cell table:number-columns-repeated="5"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8</text:p>
          </table:table-cell>
          <table:table-cell table:style-name="ce29" office:value-type="string" calcext:value-type="string" table:number-columns-spanned="6" table:number-rows-spanned="1">
            <office:annotation draw:style-name="gr7" draw:text-style-name="P2" svg:width="82.18pt" svg:height="61.68pt" svg:x="643.1pt" svg:y="640.26pt" draw:caption-point-x="0pt" draw:caption-point-y="0pt">
              <dc:date>2017-10-05T00:00:00</dc:date>
              <text:p text:style-name="P1"><text:span text:style-name="T1"><text:s/></text:span><text:span text:style-name="T1">The application provides on-line update for the</text:span></text:p>
              <text:p text:style-name="P1"><text:span text:style-name="T1">internal logical files.</text:span></text:p>
            </office:annotation>
            <text:p>On-line Update</text:p>
          </table:table-cell>
          <table:covered-table-cell table:number-columns-repeated="5"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9</text:p>
          </table:table-cell>
          <table:table-cell table:style-name="ce29" office:value-type="string" calcext:value-type="string" table:number-columns-spanned="6" table:number-rows-spanned="1">
            <office:annotation draw:style-name="gr7" draw:text-style-name="P2" svg:width="82.18pt" svg:height="61.68pt" svg:x="643.1pt" svg:y="653.07pt" draw:caption-point-x="0pt" draw:caption-point-y="0pt">
              <dc:date>2017-10-05T00:00:00</dc:date>
              <text:p text:style-name="P1"><text:span text:style-name="T1"><text:s/></text:span><text:span text:style-name="T1">Complex processing is a characteristic of the</text:span></text:p>
              <text:p text:style-name="P1"><text:span text:style-name="T1">application.</text:span></text:p>
            </office:annotation>
            <text:p>Complex Processing</text:p>
          </table:table-cell>
          <table:covered-table-cell table:number-columns-repeated="5" table:style-name="ce29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0</text:p>
          </table:table-cell>
          <table:table-cell table:style-name="ce29" office:value-type="string" calcext:value-type="string" table:number-columns-spanned="6" table:number-rows-spanned="1">
            <office:annotation draw:style-name="gr14" draw:text-style-name="P2" svg:width="82.18pt" svg:height="128.86pt" svg:x="643.1pt" svg:y="665.86pt" draw:caption-point-x="0pt" draw:caption-point-y="0pt">
              <dc:date>2017-10-05T00:00:00</dc:date>
              <text:p text:style-name="P1"><text:span text:style-name="T1">The application and the code in the application have</text:span></text:p>
              <text:p text:style-name="P1"><text:span text:style-name="T1">been specifically designed, developed and supported to be usable in</text:span></text:p>
              <text:p text:style-name="P1"><text:span text:style-name="T1">other applications. </text:span></text:p>
            </office:annotation>
            <text:p>Reusability</text:p>
          </table:table-cell>
          <table:covered-table-cell table:number-columns-repeated="5" table:style-name="ce29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1</text:p>
          </table:table-cell>
          <table:table-cell table:style-name="ce29" office:value-type="string" calcext:value-type="string" table:number-columns-spanned="6" table:number-rows-spanned="1">
            <office:annotation draw:style-name="gr11" draw:text-style-name="P2" svg:width="82.18pt" svg:height="173.65pt" svg:x="643.1pt" svg:y="678.67pt" draw:caption-point-x="0pt" draw:caption-point-y="0pt">
              <dc:date>2017-10-05T00:00:00</dc:date>
              <text:p text:style-name="P1"><text:span text:style-name="T1">Conversion and installation ease are characteristics</text:span></text:p>
              <text:p text:style-name="P1"><text:span text:style-name="T1">of the application. A conversion and installation plan and/or conversion</text:span></text:p>
              <text:p text:style-name="P1"><text:span text:style-name="T1">tools were provided and tested during the system test phase. </text:span></text:p>
            </office:annotation>
            <text:p>Installation Ease</text:p>
          </table:table-cell>
          <table:covered-table-cell table:number-columns-repeated="5" table:style-name="ce29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2</text:p>
          </table:table-cell>
          <table:table-cell table:style-name="ce29" office:value-type="string" calcext:value-type="string" table:number-columns-spanned="6" table:number-rows-spanned="1">
            <office:annotation draw:style-name="gr15" draw:text-style-name="P2" svg:width="82.18pt" svg:height="151.26pt" svg:x="643.1pt" svg:y="691.48pt" draw:caption-point-x="0pt" draw:caption-point-y="0pt">
              <dc:date>2017-10-05T00:00:00</dc:date>
              <text:p text:style-name="P1"><text:span text:style-name="T1">Operational ease is a characteristic of the</text:span></text:p>
              <text:p text:style-name="P1"><text:span text:style-name="T1">application. Effective start-up, backup and recovery procedures were</text:span></text:p>
              <text:p text:style-name="P1"><text:span text:style-name="T1">provided and tested during the system test phase.</text:span></text:p>
            </office:annotation>
            <text:p>Operational Ease</text:p>
          </table:table-cell>
          <table:covered-table-cell table:number-columns-repeated="5"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3</text:p>
          </table:table-cell>
          <table:table-cell table:style-name="ce29" office:value-type="string" calcext:value-type="string" table:number-columns-spanned="6" table:number-rows-spanned="1">
            <office:annotation draw:style-name="gr12" draw:text-style-name="P2" svg:width="82.18pt" svg:height="117.67pt" svg:x="643.1pt" svg:y="704.27pt" draw:caption-point-x="0pt" draw:caption-point-y="0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be installed at multiple sites for multiple</text:span></text:p>
              <text:p text:style-name="P1"><text:span text:style-name="T1">organizations.</text:span></text:p>
            </office:annotation>
            <text:p>Multiple Sites</text:p>
          </table:table-cell>
          <table:covered-table-cell table:number-columns-repeated="5" table:style-name="ce29"/>
          <table:table-cell table:style-name="ce19" office:value-type="float" office:value="0" calcext:value-type="float" table:number-columns-spanned="2" table:number-rows-spanned="1">
            <text:p>0</text:p>
          </table:table-cell>
          <table:covered-table-cell table:style-name="ce8"/>
          <table:table-cell table:number-columns-repeated="6"/>
        </table:table-row>
        <table:table-row table:style-name="ro1">
          <table:table-cell table:number-columns-repeated="7"/>
          <table:table-cell table:style-name="ce13" office:value-type="string" calcext:value-type="string">
            <text:p>14</text:p>
          </table:table-cell>
          <table:table-cell table:style-name="ce29" office:value-type="string" calcext:value-type="string" table:number-columns-spanned="6" table:number-rows-spanned="1">
            <office:annotation draw:style-name="gr12" draw:text-style-name="P2" svg:width="82.18pt" svg:height="117.67pt" svg:x="643.1pt" svg:y="717.08pt" draw:caption-point-x="0pt" draw:caption-point-y="0pt">
              <dc:date>2017-10-05T00:00:00</dc:date>
              <text:p text:style-name="P1"><text:span text:style-name="T1">The application has been specifically designed,</text:span></text:p>
              <text:p text:style-name="P1"><text:span text:style-name="T1">developed and supported to facilitate change.</text:span></text:p>
            </office:annotation>
            <text:p>Facilitate Change</text:p>
          </table:table-cell>
          <table:covered-table-cell table:number-columns-repeated="5" table:style-name="ce29"/>
          <table:table-cell table:style-name="ce19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8">00/00/0000</text:date>, <text:time style:data-style-name="N2" text:time-value="18:22:31.3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8:44:02.589095109</meta:creation-date>
    <meta:generator>LibreOffice/5.4.1.2$Windows_X86_64 LibreOffice_project/ea7cb86e6eeb2bf3a5af73a8f7777ac570321527</meta:generator>
    <dc:date>2017-10-08T17:52:48.356000000</dc:date>
    <meta:editing-duration>PT2H46M55S</meta:editing-duration>
    <meta:editing-cycles>35</meta:editing-cycles>
    <meta:document-statistic meta:table-count="1" meta:cell-count="304" meta:object-count="0"/>
  </office:meta>
</office:document-meta>
</file>